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b64b8" officeooo:paragraph-rsid="000b64b8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bda61" officeooo:paragraph-rsid="000bda6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cb7bb" officeooo:paragraph-rsid="000cb7b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cb7bb" officeooo:paragraph-rsid="000e5a0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b7bb" officeooo:paragraph-rsid="000fcc7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973b" officeooo:paragraph-rsid="0011973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6875" officeooo:paragraph-rsid="0014687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df69" officeooo:paragraph-rsid="0014df6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a223" officeooo:paragraph-rsid="0015a22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2b93" officeooo:paragraph-rsid="00172b9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7489b" officeooo:paragraph-rsid="0017489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f0834" officeooo:paragraph-rsid="001f083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268dc" officeooo:paragraph-rsid="002268d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6e1c4" officeooo:paragraph-rsid="0026e1c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eb40" officeooo:paragraph-rsid="0028eb4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a7674" officeooo:paragraph-rsid="002a767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0a55" officeooo:paragraph-rsid="00270a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ec074" officeooo:paragraph-rsid="002ec07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2b469" officeooo:paragraph-rsid="0032b469" style:font-weight-asian="normal" style:font-weight-complex="normal"/>
    </style:style>
    <style:style style:name="P20" style:family="paragraph" style:parent-style-name="Standard">
      <style:text-properties officeooo:paragraph-rsid="0017489b"/>
    </style:style>
    <style:style style:name="P21" style:family="paragraph" style:parent-style-name="Standard">
      <style:text-properties officeooo:rsid="001c93d6" officeooo:paragraph-rsid="001c93d6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b1395" officeooo:paragraph-rsid="001b1395" style:font-size-asian="13pt" style:font-size-complex="13pt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93d6" officeooo:paragraph-rsid="001b1395" style:font-size-asian="13pt" style:font-size-complex="13pt"/>
    </style:style>
    <style:style style:name="P2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93d6" officeooo:paragraph-rsid="001c93d6" style:font-size-asian="13pt" style:font-size-complex="13pt"/>
    </style:style>
    <style:style style:name="P2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f8c1" officeooo:paragraph-rsid="001cf8c1" style:font-size-asian="13pt" style:font-size-complex="13pt"/>
    </style:style>
    <style:style style:name="P26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normal" officeooo:rsid="001d340c" officeooo:paragraph-rsid="001f0834" style:font-size-asian="13pt" style:font-weight-asian="bold" style:font-size-complex="13pt" style:font-weight-complex="bold"/>
    </style:style>
    <style:style style:name="P2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1f0834" officeooo:paragraph-rsid="001f0834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0d3b3" officeooo:paragraph-rsid="0020d3b3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1fa2" officeooo:paragraph-rsid="00221fa2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251f" officeooo:paragraph-rsid="0022251f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d8ea" officeooo:paragraph-rsid="0022d8ea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309e8" officeooo:paragraph-rsid="002309e8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55802" officeooo:paragraph-rsid="002268dc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6e1c4" officeooo:paragraph-rsid="0026e1c4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70a55" officeooo:paragraph-rsid="00270a55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8eb40" officeooo:paragraph-rsid="0028eb40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a7674" officeooo:paragraph-rsid="002a7674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be894" officeooo:paragraph-rsid="002be894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c7aa2" officeooo:paragraph-rsid="002c7aa2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c9607" officeooo:paragraph-rsid="002c9607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fe5e5" officeooo:paragraph-rsid="002fe5e5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15a8c" officeooo:paragraph-rsid="00315a8c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2b469" officeooo:paragraph-rsid="0032b469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30c40" officeooo:paragraph-rsid="00330c40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30c40" officeooo:paragraph-rsid="00367272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67272" officeooo:paragraph-rsid="00367272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9ee61" officeooo:paragraph-rsid="0039ee61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cd020" officeooo:paragraph-rsid="003cd020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382b93" officeooo:paragraph-rsid="00382b93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424933" officeooo:paragraph-rsid="00424933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43260c" officeooo:paragraph-rsid="0043260c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44d654" officeooo:paragraph-rsid="0044d654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1f0834" officeooo:paragraph-rsid="001f0834" style:font-size-asian="13pt" style:font-weight-asian="bold" style:font-size-complex="13pt" style:font-weight-complex="bold"/>
    </style:style>
    <style:style style:name="P54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39ee61" officeooo:paragraph-rsid="0039ee61" style:font-size-asian="13pt" style:font-weight-asian="bold" style:font-size-complex="13pt" style:font-weight-complex="bold"/>
    </style:style>
    <style:style style:name="P55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270a55" officeooo:paragraph-rsid="00270a55" style:font-size-asian="13pt" style:font-weight-asian="bold" style:font-size-complex="13pt" style:font-weight-complex="bold"/>
    </style:style>
    <style:style style:name="P56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3e7ea8" officeooo:paragraph-rsid="003e7ea8" style:font-size-asian="13pt" style:font-weight-asian="bold" style:font-size-complex="13pt" style:font-weight-complex="bold"/>
    </style:style>
    <style:style style:name="P5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43260c" officeooo:paragraph-rsid="0043260c" style:font-size-asian="13pt" style:font-weight-asian="bold" style:font-size-complex="13pt" style:font-weight-complex="bold"/>
    </style:style>
    <style:style style:name="P5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44d654" officeooo:paragraph-rsid="0044d654" style:font-size-asian="13pt" style:font-weight-asian="bold" style:font-size-complex="13pt" style:font-weight-complex="bold"/>
    </style:style>
    <style:style style:name="P5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44f12c" officeooo:paragraph-rsid="0044f12c" style:font-size-asian="13pt" style:font-weight-asian="bold" style:font-size-complex="13pt" style:font-weight-complex="bold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officeooo:rsid="0044f12c" officeooo:paragraph-rsid="0044f12c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officeooo:rsid="004658cb" officeooo:paragraph-rsid="004658cb" style:font-size-asian="13pt" style:font-weight-asian="normal" style:font-size-complex="13pt" style:font-weight-complex="normal"/>
    </style:style>
    <style:style style:name="P62" style:family="paragraph" style:parent-style-name="Standard">
      <style:text-properties officeooo:rsid="001cf8c1" officeooo:paragraph-rsid="001d340c"/>
    </style:style>
    <style:style style:name="P63" style:family="paragraph" style:parent-style-name="Standard">
      <style:text-properties officeooo:rsid="001f0834" officeooo:paragraph-rsid="001f0834"/>
    </style:style>
    <style:style style:name="P64" style:family="paragraph" style:parent-style-name="Standard">
      <style:text-properties style:text-underline-style="solid" style:text-underline-width="auto" style:text-underline-color="font-color" fo:font-weight="bold" officeooo:rsid="0022251f" officeooo:paragraph-rsid="002225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5a0c" style:font-weight-asian="bold" style:font-weight-complex="bold"/>
    </style:style>
    <style:style style:name="T3" style:family="text">
      <style:text-properties fo:font-weight="bold" officeooo:rsid="000fcc79" style:font-weight-asian="bold" style:font-weight-complex="bold"/>
    </style:style>
    <style:style style:name="T4" style:family="text">
      <style:text-properties fo:font-weight="bold" officeooo:rsid="0012f2d4" style:font-weight-asian="bold" style:font-weight-complex="bold"/>
    </style:style>
    <style:style style:name="T5" style:family="text">
      <style:text-properties fo:font-weight="bold" officeooo:rsid="0015a223" style:font-weight-asian="bold" style:font-weight-complex="bold"/>
    </style:style>
    <style:style style:name="T6" style:family="text">
      <style:text-properties fo:font-weight="bold" officeooo:rsid="004069f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b64b8" style:font-weight-asian="bold" style:font-weight-complex="bold"/>
    </style:style>
    <style:style style:name="T8" style:family="text">
      <style:text-properties officeooo:rsid="000bda61"/>
    </style:style>
    <style:style style:name="T9" style:family="text">
      <style:text-properties officeooo:rsid="000e5a0c"/>
    </style:style>
    <style:style style:name="T10" style:family="text">
      <style:text-properties officeooo:rsid="000fcc79"/>
    </style:style>
    <style:style style:name="T11" style:family="text">
      <style:text-properties officeooo:rsid="00146875"/>
    </style:style>
    <style:style style:name="T12" style:family="text">
      <style:text-properties officeooo:rsid="0014df69"/>
    </style:style>
    <style:style style:name="T13" style:family="text">
      <style:text-properties officeooo:rsid="00172b93"/>
    </style:style>
    <style:style style:name="T14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size-complex="13pt"/>
    </style:style>
    <style:style style:name="T15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00" style:font-name="Times New Roman" fo:font-size="13pt" fo:letter-spacing="normal" fo:font-style="normal" fo:font-weight="bold" officeooo:rsid="0027ebf4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000000" style:font-name="Times New Roman" fo:font-size="13pt" fo:letter-spacing="normal" fo:font-style="normal" fo:font-weight="normal" officeooo:rsid="001cf8c1" style:font-size-asian="13pt" style:font-size-complex="13pt"/>
    </style:style>
    <style:style style:name="T19" style:family="text">
      <style:text-properties fo:font-variant="normal" fo:text-transform="none" fo:color="#000000" style:font-name="Times New Roman" fo:font-size="13pt" fo:letter-spacing="normal" fo:font-style="normal" fo:font-weight="normal" officeooo:rsid="001d340c" style:font-size-asian="13pt" style:font-size-complex="13pt"/>
    </style:style>
    <style:style style:name="T20" style:family="text">
      <style:text-properties fo:font-variant="normal" fo:text-transform="none" fo:color="#000000" style:font-name="Times New Roman" fo:font-size="13pt" fo:letter-spacing="normal" fo:font-style="normal" fo:font-weight="normal" officeooo:rsid="00484dd6" style:font-size-asian="13pt" style:font-size-complex="13pt"/>
    </style:style>
    <style:style style:name="T21" style:family="text">
      <style:text-properties fo:font-variant="normal" fo:text-transform="none" fo:color="#000000" style:font-name="Times New Roman" fo:font-size="13pt" fo:letter-spacing="normal" fo:font-style="normal" style:font-size-asian="13pt" style:font-size-complex="13pt"/>
    </style:style>
    <style:style style:name="T22" style:family="text">
      <style:text-properties fo:font-variant="normal" fo:text-transform="none" fo:color="#000000" style:font-name="Times New Roman" fo:font-size="13pt" fo:letter-spacing="normal" fo:font-style="normal" officeooo:rsid="001f68cd" style:font-size-asian="13pt" style:font-size-complex="13pt"/>
    </style:style>
    <style:style style:name="T23" style:family="text">
      <style:text-properties fo:font-variant="normal" fo:text-transform="none" fo:color="#000000" style:font-name="Times New Roman" fo:font-size="13pt" fo:letter-spacing="normal" fo:font-style="normal" officeooo:rsid="0020d3b3" style:font-size-asian="13pt" style:font-size-complex="13pt"/>
    </style:style>
    <style:style style:name="T24" style:family="text">
      <style:text-properties fo:font-variant="normal" fo:text-transform="none" fo:color="#000000" style:font-name="Times New Roman" fo:font-size="13pt" fo:letter-spacing="normal" fo:font-style="normal" officeooo:rsid="0022d8ea" style:font-size-asian="13pt" style:font-size-complex="13pt"/>
    </style:style>
    <style:style style:name="T25" style:family="text">
      <style:text-properties fo:font-variant="normal" fo:text-transform="none" fo:color="#000000" style:font-name="Times New Roman" fo:font-size="13pt" fo:letter-spacing="normal" fo:font-style="normal" officeooo:rsid="00255802" style:font-size-asian="13pt" style:font-size-complex="13pt"/>
    </style:style>
    <style:style style:name="T26" style:family="text">
      <style:text-properties fo:font-variant="normal" fo:text-transform="none" fo:color="#000000" style:font-name="Times New Roman" fo:font-size="13pt" fo:letter-spacing="normal" fo:font-style="normal" officeooo:rsid="00270a55" style:font-size-asian="13pt" style:font-size-complex="13pt"/>
    </style:style>
    <style:style style:name="T27" style:family="text">
      <style:text-properties fo:font-variant="normal" fo:text-transform="none" fo:color="#000000" style:font-name="Times New Roman" fo:font-size="13pt" fo:letter-spacing="normal" fo:font-style="normal" officeooo:rsid="002a7674" style:font-size-asian="13pt" style:font-size-complex="13pt"/>
    </style:style>
    <style:style style:name="T28" style:family="text">
      <style:text-properties fo:font-variant="normal" fo:text-transform="none" fo:color="#000000" style:font-name="Times New Roman" fo:font-size="13pt" fo:letter-spacing="normal" fo:font-style="normal" officeooo:rsid="0027ebf4" style:font-size-asian="13pt" style:font-size-complex="13pt"/>
    </style:style>
    <style:style style:name="T29" style:family="text">
      <style:text-properties fo:font-variant="normal" fo:text-transform="none" fo:color="#000000" style:font-name="Times New Roman" fo:font-size="13pt" fo:letter-spacing="normal" fo:font-style="normal" officeooo:rsid="002f08a2" style:font-size-asian="13pt" style:font-size-complex="13pt"/>
    </style:style>
    <style:style style:name="T30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officeooo:rsid="0026e1c4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officeooo:rsid="0027ebf4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1d340c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000000" style:font-name="Times New Roman" fo:font-size="13pt" fo:letter-spacing="normal" fo:font-style="normal" style:text-underline-style="none" style:font-size-asian="13pt" style:font-size-complex="13pt"/>
    </style:style>
    <style:style style:name="T35" style:family="text">
      <style:text-properties fo:font-variant="normal" fo:text-transform="none" fo:color="#000000" fo:font-size="13pt" fo:letter-spacing="normal" style:font-size-asian="13pt" style:font-size-complex="13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officeooo:rsid="0017489b" style:font-weight-asian="normal" style:font-weight-complex="normal"/>
    </style:style>
    <style:style style:name="T38" style:family="text">
      <style:text-properties style:text-underline-style="none" officeooo:rsid="004b3a99"/>
    </style:style>
    <style:style style:name="T39" style:family="text">
      <style:text-properties officeooo:rsid="002be894"/>
    </style:style>
    <style:style style:name="T40" style:family="text">
      <style:text-properties officeooo:rsid="002fe5e5"/>
    </style:style>
    <style:style style:name="T41" style:family="text">
      <style:text-properties officeooo:rsid="00315a8c"/>
    </style:style>
    <style:style style:name="T42" style:family="text">
      <style:text-properties officeooo:rsid="00347e71"/>
    </style:style>
    <style:style style:name="T43" style:family="text">
      <style:text-properties officeooo:rsid="003bf785"/>
    </style:style>
    <style:style style:name="T44" style:family="text">
      <style:text-properties officeooo:rsid="003c25d2"/>
    </style:style>
    <style:style style:name="T45" style:family="text">
      <style:text-properties officeooo:rsid="003e7ea8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text-line-through-style="none" style:text-line-through-type="none" fo:font-weight="normal" style:font-weight-asian="normal" style:font-weight-complex="normal"/>
    </style:style>
    <style:style style:name="T48" style:family="text">
      <style:text-properties officeooo:rsid="004bee46"/>
    </style:style>
    <style:style style:name="T49" style:family="text">
      <style:text-properties officeooo:rsid="004f13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7">SCCS</text:span></text:p>
      <text:p text:style-name="P1">1.<text:span text:style-name="T8">files in the SCCS direcctory are called s-files and thir names begin with s.filename</text:span></text:p>
      <text:p text:style-name="P2">2.delta is like version i.e.for making new delta we edit the file .</text:p>
      <text:p text:style-name="P2">3.when we use sccs edit quit.c ,in SCCS directory we get s.quit.c and p.quit.c which means that the file is out for editing and pulls the file out.</text:p>
      <text:p text:style-name="P3">4.by default history file resides in SCCS directory</text:p>
      <text:p text:style-name="P3">5.output of create gives name,version number and number of lines</text:p>
      <text:p text:style-name="P3">6.comma file is used as a backup for the <text:span text:style-name="T1">original file</text:span> , if we loss original file </text:p>
      <text:p text:style-name="P4">7. <text:span text:style-name="T9">use </text:span><text:span text:style-name="T2">get </text:span><text:span text:style-name="T9">to make make latest version of your file from s.quit.c</text:span></text:p>
      <text:p text:style-name="P5"><text:span text:style-name="T9">8. </text:span><text:span text:style-name="T2">edit </text:span><text:span text:style-name="T10">check out a writable version</text:span></text:p>
      <text:p text:style-name="P5"><text:span text:style-name="T10">9.</text:span><text:span text:style-name="T3">prt </text:span><text:span text:style-name="T10">display version log including comments</text:span></text:p>
      <text:p text:style-name="P6">10.to dit a source file you have to check it out using sccs edit</text:p>
      <text:p text:style-name="P6">11. having made changes you can check <text:s/>in using delta</text:p>
      <text:p text:style-name="P6">12.find out your pending changes using <text:span text:style-name="T1">diff</text:span><text:span text:style-name="T4">s</text:span> </text:p>
      <text:p text:style-name="P6">13.<text:span text:style-name="T11">sccs unedit backs out pending changes and retrieves rea only of most recent version</text:span></text:p>
      <text:p text:style-name="P7">14.<text:span text:style-name="T12">delget =del+get</text:span></text:p>
      <text:p text:style-name="P8">15.<text:span text:style-name="T5">use of sccs get -k -Gfilename</text:span></text:p>
      <text:p text:style-name="P9">16.<text:span text:style-name="T13">sccs prt quit.c gives information about all the changes</text:span></text:p>
      <text:p text:style-name="P10">17.sccs cdc -r1.x quit.c <text:s text:c="3"/>can add comment to 1.x verion of the file</text:p>
      <text:p text:style-name="P11">18.to check differences between two checked in versions sccs sccsdiff -r1.1 -r1.2 quit.c</text:p>
      <text:p text:style-name="P11">19.to display entire display sccs -m -p quit.c</text:p>
      <text:p text:style-name="P11">20.prs prints all information on the terminal in user format</text:p>
      <text:p text:style-name="P20"><text:span text:style-name="T37"><text:tab/></text:span><text:span text:style-name="T35"> </text:span><text:span text:style-name="T14">I</text:span><text:span text:style-name="T35"> </text:span><text:span text:style-name="T17">is defined as the data keyword replaced by the SID of a specified delta. </text:span></text:p>
      <text:p text:style-name="P20"><text:span text:style-name="T17"><text:tab/> </text:span><text:span text:style-name="T14">:F:</text:span><text:span text:style-name="T17"> is the data keyword for the SCCS filename currently being processe</text:span></text:p>
      <text:p text:style-name="P20"><text:span text:style-name="T17"><text:tab/></text:span><text:span text:style-name="T14">:C:</text:span><text:span text:style-name="T17"> is the comment line associated with a specified delta</text:span></text:p>
      <text:p text:style-name="P20"><text:span text:style-name="T17"><text:tab/> </text:span><text:span text:style-name="T14">prs -e</text:span><text:span text:style-name="T17"> substitutes data keywords for the SID designated by means of </text:span><text:span text:style-name="T14">-r</text:span><text:span text:style-name="T17"> and all deltas <text:tab/>created earlier, while </text:span><text:span text:style-name="T14">prs -l</text:span><text:span text:style-name="T17"> substitutes data keywords for the SID designated by <text:tab/>means of </text:span><text:span text:style-name="T14">-r</text:span><text:span text:style-name="T17"> and all deltas created later.</text:span></text:p>
      <text:p text:style-name="P22">21.fix removes all the ahead versions of the files</text:p>
      <text:p text:style-name="P22">22.rmdel also removes all the traces of the most recent delta but fix is good as it takes the record of the deleted delta whereas rmdel does not</text:p>
      <text:p text:style-name="P22">23.to remove a particular delta sccs edit -x1.3 quit.c</text:p>
      <text:p text:style-name="P23"/>
      <text:p text:style-name="P24">PROBLEM 1 first echo then sccs create then edit then delta</text:p>
      <text:p text:style-name="P24">PROBLEM 2 sccs cdc -r1.3 iitg.txt</text:p>
      <text:p text:style-name="P24">PROBLEM 3 sccs get -m -p iitg.txt|grep ‘^1.4’</text:p>
      <text:p text:style-name="P21"><text:span text:style-name="T17">PROBLEM 4 </text:span><text:span text:style-name="T18">sccs get -m -p iitg.txt and sccs get s.iitg.txt // </text:span><text:span text:style-name="T20">sccs delget iitg.txt</text:span></text:p>
      <text:p text:style-name="P25">PROBLEM 5 <text:s/>sccs get -c"18/08/18 17:00:00" iitg.txt //<text:span text:style-name="T36"> </text:span><text:span text:style-name="T38">y/m/d/h/m/s</text:span></text:p>
      <text:p text:style-name="P62"><text:span text:style-name="T17">PROBLEM 6 </text:span><text:span text:style-name="T19">sccs edit -x1.2,1.4 iitg.txt</text:span></text:p>
      <text:p text:style-name="P26"/>
      <text:p text:style-name="P63"><text:span text:style-name="T33"><text:tab/><text:tab/><text:tab/><text:tab/><text:tab/></text:span><text:span text:style-name="T30">Makefile</text:span></text:p>
      <text:p text:style-name="P27">template of makefile <text:s text:c="2"/></text:p>
      <text:p text:style-name="P27">.<text:span text:style-name="T48">o file is not excutable file </text:span></text:p>
      <text:p text:style-name="P53">target: dependencies</text:p>
      <text:p text:style-name="P53"><text:tab/>action(leave a tab)</text:p>
      <text:p text:style-name="P27">example i have main.cpp,message.cpp and message.h</text:p>
      <text:p text:style-name="P27">makefile will look like</text:p>
      <text:p text:style-name="P27"/>
      <text:p text:style-name="P27">output: main.o message.o</text:p>
      <text:p text:style-name="P27"><text:tab/>g++ main.o message.o -o output</text:p>
      <text:p text:style-name="P12"><text:soft-page-break/><text:span text:style-name="T21">main.o: main.cpp </text:span><text:span text:style-name="T22">message.h</text:span></text:p>
      <text:p text:style-name="P27"><text:tab/>g++ -c main.cpp //-c says to only compile and not create executable <text:span text:style-name="T49">using -o -c together supresses -o</text:span></text:p>
      <text:p text:style-name="P27">message.o: message.cpp message.h</text:p>
      <text:p text:style-name="P27"><text:tab/>g++ -c message.cpp</text:p>
      <text:p text:style-name="P27">clean:</text:p>
      <text:p text:style-name="P27"><text:tab/>rm *.o output</text:p>
      <text:p text:style-name="P27"/>
      <text:p text:style-name="P28">PROBLEM 7 make main.c file</text:p>
      <text:p text:style-name="P12"><text:span text:style-name="T21"><text:tab/><text:tab/></text:span><text:span text:style-name="T23">in makefile file type</text:span></text:p>
      <text:p text:style-name="P28"><text:tab/><text:tab/>output: main.o</text:p>
      <text:p text:style-name="P28"><text:tab/><text:tab/><text:tab/>g++ main.o -o output</text:p>
      <text:p text:style-name="P28"/>
      <text:p text:style-name="P28"><text:tab/><text:tab/>main.o: main.c</text:p>
      <text:p text:style-name="P28"><text:tab/><text:tab/><text:tab/>g++ -c main.c</text:p>
      <text:p text:style-name="P28"><text:tab/></text:p>
      <text:p text:style-name="P28"><text:tab/><text:tab/>clean:</text:p>
      <text:p text:style-name="P28"><text:tab/><text:tab/><text:tab/>rm main.o</text:p>
      <text:p text:style-name="P29">PROBLEM 8 <text:s/>make all the .c files</text:p>
      <text:p text:style-name="P29"><text:tab/><text:tab/> <text:s/>in makefile type</text:p>
      <text:p text:style-name="P29"><text:tab/><text:tab/> <text:s/>shapes: cube.o rectangle.o cylinder.o circle.o sphere.o</text:p>
      <text:p text:style-name="P29"><text:tab/><text:tab/><text:tab/>g++ <text:s/>cube.o rectangle.o cylinder.o circle.o sphere.o -o output</text:p>
      <text:p text:style-name="P29"/>
      <text:p text:style-name="P29"><text:tab/><text:tab/>cube.o: cube.cpp</text:p>
      <text:p text:style-name="P29"><text:tab/><text:tab/><text:tab/>g++ -c cube.cpp</text:p>
      <text:p text:style-name="P29"/>
      <text:p text:style-name="P29"><text:tab/><text:tab/>rectangle.o: rectangle.cpp</text:p>
      <text:p text:style-name="P29"><text:tab/><text:tab/><text:tab/>g++ -c rectangle.cpp</text:p>
      <text:p text:style-name="P29"/>
      <text:p text:style-name="P29"><text:tab/><text:tab/>cylinder.o: cylinder.cpp</text:p>
      <text:p text:style-name="P29"><text:tab/><text:tab/><text:tab/>g++ -c cylinder.cpp</text:p>
      <text:p text:style-name="P29"/>
      <text:p text:style-name="P29"><text:tab/><text:tab/>circle.o: circle.cpp</text:p>
      <text:p text:style-name="P29"><text:tab/><text:tab/><text:tab/>g++ -c circle.cpp</text:p>
      <text:p text:style-name="P29"/>
      <text:p text:style-name="P29"><text:tab/><text:tab/>sphere.o: sphere.cpp</text:p>
      <text:p text:style-name="P29"><text:tab/><text:tab/><text:tab/>g++ -c sphere.cpp</text:p>
      <text:p text:style-name="P29"/>
      <text:p text:style-name="P29"><text:tab/><text:tab/>clean:</text:p>
      <text:p text:style-name="P29"><text:tab/><text:tab/><text:tab/>rm *o shapes</text:p>
      <text:p text:style-name="P29"><text:tab/><text:tab/></text:p>
      <text:p text:style-name="P64"><text:span text:style-name="T34"><text:tab/><text:tab/><text:tab/><text:tab/><text:tab/></text:span><text:span text:style-name="T21">Rules using variables</text:span></text:p>
      <text:p text:style-name="P30">/* no need in this assignment</text:p>
      <text:p text:style-name="P30">svg is graphic extension </text:p>
      <text:p text:style-name="P30">dat contains data of application in binary </text:p>
      <text:p text:style-name="P30">wdp is windows media photo format*/</text:p>
      <text:p text:style-name="P30"><text:soft-page-break/></text:p>
      <text:p text:style-name="P13"><text:span text:style-name="T21">$@ </text:span><text:span text:style-name="T24">to write target in rule</text:span></text:p>
      <text:p text:style-name="P31">$^ to write all the dependencies in the action</text:p>
      <text:p text:style-name="P32">$&lt; <text:s/>the first dependency in the list of dependencies</text:p>
      <text:p text:style-name="P32">$? all out-of-date dependencies</text:p>
      <text:p text:style-name="P13"><text:span text:style-name="T21">% </text:span><text:span text:style-name="T25">is a wildcard which has same values on target and dependencies but is undefined in actions</text:span></text:p>
      <text:p text:style-name="P33"/>
      <text:p text:style-name="P13"><text:span text:style-name="T25"><text:tab/><text:tab/><text:tab/><text:tab/></text:span><text:span text:style-name="T31">Use of Macros</text:span></text:p>
      <text:p text:style-name="P34">in makefile write</text:p>
      <text:p text:style-name="P14"><text:span text:style-name="T21">SRC=src <text:s/></text:span><text:span text:style-name="T26">defined at the top of makefile</text:span></text:p>
      <text:p text:style-name="P35">must use ${MACRO} or $(MACRO) to include macros </text:p>
      <text:p text:style-name="P47"/>
      <text:p text:style-name="P47"/>
      <text:p text:style-name="P54">A .o file is the result of compiling a single compilation unit (essentially a source-code file, with associated header files) while a .a file is one or more .o files packaged up as a library.</text:p>
      <text:p text:style-name="P55"/>
      <text:p text:style-name="P35">.<text:span text:style-name="T43">a file are static libraries generated by the archive tool .You usually include the header files associated with that static library and then link to the library when you are compiling.</text:span></text:p>
      <text:p text:style-name="P35"/>
      <text:p text:style-name="P35"/>
      <text:p text:style-name="P35"/>
      <text:p text:style-name="P35"/>
      <text:p text:style-name="P35">The .PHONY rule</text:p>
      <text:p text:style-name="P35">keeps make from doing something with a file named clean.</text:p>
      <text:p text:style-name="P35"/>
      <text:p text:style-name="P57">If statement </text:p>
      <text:p text:style-name="P57"><text:tab/><text:span text:style-name="T46">foo ok</text:span></text:p>
      <text:p text:style-name="P51"><text:tab/>all:</text:p>
      <text:p text:style-name="P51"><text:tab/>ifeq($(foo) ,ok)</text:p>
      <text:p text:style-name="P51"><text:tab/><text:tab/>echo “foo equals ok”</text:p>
      <text:p text:style-name="P51"><text:tab/>else </text:p>
      <text:p text:style-name="P51"><text:tab/><text:tab/>echo “nope”</text:p>
      <text:p text:style-name="P51"><text:tab/>endif</text:p>
      <text:p text:style-name="P58">for loop</text:p>
      <text:p text:style-name="P58"><text:tab/><text:span text:style-name="T46">foo:=who are you</text:span></text:p>
      <text:p text:style-name="P52"><text:tab/>bar:=$(foreach wrd,$(foo),$(wrd)!)</text:p>
      <text:p text:style-name="P52"><text:tab/>.PHONY:all</text:p>
      <text:p text:style-name="P52"><text:tab/>all:</text:p>
      <text:p text:style-name="P52"><text:tab/><text:tab/>echo $(bar)</text:p>
      <text:p text:style-name="P52"/>
      <text:p text:style-name="P59"><text:span text:style-name="T46">ar -r <text:s/>--&gt;</text:span><text:span text:style-name="T47">insert the member</text:span></text:p>
      <text:p text:style-name="P60"><text:s text:c="3"/>-c --&gt;create archive</text:p>
      <text:p text:style-name="P60"/>
      <text:p text:style-name="P61">multiple makefiles</text:p>
      <text:p text:style-name="P61"><text:soft-page-break/>-f file <text:s text:c="3"/>uses file as a makefile</text:p>
      <text:p text:style-name="P61">-C dir <text:s text:c="6"/>to change the directory before reading the makefile or doing anything else</text:p>
      <text:p text:style-name="P35"/>
      <text:p text:style-name="P17"><text:span text:style-name="T21"><text:tab/><text:tab/><text:tab/><text:tab/></text:span><text:span text:style-name="T32">Debugging</text:span></text:p>
      <text:p text:style-name="P19"><text:span text:style-name="T16">d</text:span><text:span text:style-name="T15">isass</text:span><text:span text:style-name="T21"> assembly allocation offsets an functions</text:span></text:p>
      <text:p text:style-name="P18"><text:span text:style-name="T28">t</text:span><text:span text:style-name="T21">o open Cone.cpp in vim use <text:s text:c="8"/>vim Cone.cpp </text:span><text:span text:style-name="T29">then insert--&gt;esc--&gt;:!g++ ......</text:span></text:p>
      <text:p text:style-name="P36">g++ -g Cone.cpp -<text:span text:style-name="T39">o </text:span>cone</text:p>
      <text:p text:style-name="P48">for copying in gdb.txt use set logging <text:span text:style-name="T45">on and off </text:span></text:p>
      <text:p text:style-name="P56">next does not go inside function whereas step goes inside function</text:p>
      <text:p text:style-name="P36">PROBLEM 12_1. gdb cone --&gt;r--&gt;give inputs and record the output <text:span text:style-name="T44">to record output r&gt;a.txt then enter the inputs then cat a.txt</text:span></text:p>
      <text:p text:style-name="P15"><text:span text:style-name="T21">PROBLEM 12_2. </text:span><text:span text:style-name="T27">break linenumber</text:span></text:p>
      <text:p text:style-name="P16"><text:span text:style-name="T21">PROBLEM 12_3. r <text:s text:c="2"/>(</text:span><text:span text:style-name="T15">what does arrow mean</text:span><text:span text:style-name="T21">)</text:span></text:p>
      <text:p text:style-name="P37">PROBLEM 12_4. c</text:p>
      <text:p text:style-name="P37"/>
      <text:p text:style-name="P38">for gdb first use start --&gt;list(shows you the code)--&gt;step(gives first executable statement)</text:p>
      <text:p text:style-name="P39">or use next which steps over the function whereas step steps into the function</text:p>
      <text:p text:style-name="P39">PROBLEM 13_1. <text:span text:style-name="T40">break 14--&gt;break 21--&gt;run--&gt;n--&gt;</text:span> <text:span text:style-name="T40">n--&gt;give inputs--&gt;display ...--&gt;n..--&gt;display..</text:span> </text:p>
      <text:p text:style-name="P40">PROBLEM 13_2 <text:s/><text:span text:style-name="T41">above then keep on displaying </text:span></text:p>
      <text:p text:style-name="P41">PROBLEM 13_3 <text:span text:style-name="T41">same as above</text:span></text:p>
      <text:p text:style-name="P41"/>
      <text:p text:style-name="P42">PROBLEM 14_1 <text:s/>fix the program </text:p>
      <text:p text:style-name="P42">PROBLEM 14_2 <text:s/>do as asked</text:p>
      <text:p text:style-name="P42">PROBLEM 14_3 to turn off display use delete display line number <text:s text:c="3"/><text:span text:style-name="T1">info display</text:span> gives output only something is present in display <text:s/>or else gives error <text:span text:style-name="T6">disable display linenumber</text:span></text:p>
      <text:p text:style-name="P43"/>
      <text:p text:style-name="P43">PROBLEM 14_4 <text:s/>use n many times and as soon as you reach line 21 use step to step into display function</text:p>
      <text:p text:style-name="P43"/>
      <text:p text:style-name="P44">PROBLEM 15</text:p>
      <text:p text:style-name="P44"><text:tab/><text:span text:style-name="T1">Wall</text:span> is used for displaying all warning messages</text:p>
      <text:p text:style-name="P45"><text:tab/><text:span text:style-name="T42">remove matrix from makefile then run make and then gdb fileDirOpen use breakpoints and remove free(file)</text:span></text:p>
      <text:p text:style-name="P46">to give other file names just use ./fileDirOpen foldername</text:p>
      <text:p text:style-name="P45"/>
      <text:p text:style-name="P49">PROBLEM 16 </text:p>
      <text:p text:style-name="P50">first change C to D</text:p>
      <text:p text:style-name="P50">line 69:uintptr_t A_row = ((uintptr_t)A + i*8*C );</text:p>
      <text:p text:style-name="P50">line 70:double *B_col = (*B + j);</text:p>
      <text:p text:style-name="P50">line 71:double *C_element = (double *)(D[0] + (i * C + j));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7:17:50.969859198</meta:creation-date>
    <dc:date>2018-09-10T21:24:57.946387728</dc:date>
    <meta:editing-duration>PT15H32M11S</meta:editing-duration>
    <meta:editing-cycles>31</meta:editing-cycles>
    <meta:generator>LibreOffice/6.0.3.2$Linux_X86_64 LibreOffice_project/00m0$Build-2</meta:generator>
    <meta:document-statistic meta:table-count="0" meta:image-count="0" meta:object-count="0" meta:page-count="4" meta:paragraph-count="140" meta:word-count="1035" meta:character-count="6144" meta:non-whitespace-character-count="5091"/>
  </office:meta>
</office:document-meta>
</file>